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left="1cm" fo:margin-right="1cm" fo:text-indent="0cm" style:auto-text-indent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Стратегия разработки "Tornado Todd" за 5 часов</text:span></text:h>
      <text:p text:style-name="Text_20_body"><text:span text:style-name="Strong_20_Emphasis">Главное правило:</text:span> Не стремитесь к идеалу. Цель — создать работающий каркас с 1-2 ключевыми функциями, который можно будет протестировать.</text:p>
      <text:p text:style-name="Horizontal_20_Line"/>
      <text:h text:style-name="Heading_20_3" text:outline-level="3"><text:span text:style-name="Strong_20_Emphasis">Фаза 1: Подготовка бури (0:00 - 1:00)</text:span></text:h>
      <text:p text:style-name="Text_20_body"><text:span text:style-name="Strong_20_Emphasis">Цель:</text:span> Подготовить рабочее окружение и каркас проекта.</text:p>
      <text:list text:style-name="L1">
        <text:list-item>
          <text:p text:style-name="P1"><text:span text:style-name="Strong_20_Emphasis">Шаг 1 (15 мин):</text:span> Установка Django и создание проекта.</text:p>
          <text:list>
            <text:list-item>
              <text:p text:style-name="P1"><text:span text:style-name="Source_20_Text">pip install django</text:span></text:p>
            </text:list-item>
            <text:list-item>
              <text:p text:style-name="P1"><text:span text:style-name="Source_20_Text">django-admin startproject tornadotodd .</text:span> (точка важна!)</text:p>
            </text:list-item>
            <text:list-item>
              <text:p text:style-name="P1"><text:span text:style-name="Source_20_Text">python manage.py startapp todo</text:span></text:p>
            </text:list-item>
            <text:list-item>
              <text:p text:style-name="P1">Добавить <text:span text:style-name="Source_20_Text">'todo'</text:span> в <text:span text:style-name="Source_20_Text">INSTALLED_APPS</text:span> в <text:span text:style-name="Source_20_Text">settings.py</text:span>.</text:p>
            </text:list-item>
          </text:list>
        </text:list-item>
        <text:list-item>
          <text:p text:style-name="P1"><text:span text:style-name="Strong_20_Emphasis">Шаг 2 (30 мин):</text:span> Создание и применение базовой модели.</text:p>
          <text:list>
            <text:list-item>
              <text:p text:style-name="P1">В <text:span text:style-name="Source_20_Text">todo/models.py</text:span> создать модель <text:span text:style-name="Source_20_Text">Task</text:span> всего с тремя полями: <text:span text:style-name="Source_20_Text">user</text:span> (ForeignKey), <text:span text:style-name="Source_20_Text">title</text:span> (CharField), <text:span text:style-name="Source_20_Text">created_date</text:span> (DateTimeField(auto_now_add=True)).</text:p>
            </text:list-item>
            <text:list-item>
              <text:p text:style-name="P1"><text:span text:style-name="Source_20_Text">python manage.py makemigrations</text:span></text:p>
            </text:list-item>
            <text:list-item>
              <text:p text:style-name="P1"><text:span text:style-name="Source_20_Text">python manage.py migrate</text:span></text:p>
            </text:list-item>
          </text:list>
        </text:list-item>
        <text:list-item>
          <text:p text:style-name="P1"><text:span text:style-name="Strong_20_Emphasis">Шаг 3 (15 мин):</text:span> Настройка суперпользователя и первый запуск.</text:p>
          <text:list>
            <text:list-item>
              <text:p text:style-name="P1"><text:span text:style-name="Source_20_Text">python manage.py createsuperuser</text:span> (логин/пароль: admin/admin)</text:p>
            </text:list-item>
            <text:list-item>
              <text:p text:style-name="P1"><text:span text:style-name="Source_20_Text">python manage.py runserver</text:span></text:p>
            </text:list-item>
            <text:list-item>
              <text:p text:style-name="P1"><text:span text:style-name="Strong_20_Emphasis">Результат фазы:</text:span> Проверить, что сервер запускается и вы можете зайти в админку (<text:span text:style-name="Source_20_Text">/admin</text:span>).</text:p>
            </text:list-item>
          </text:list>
        </text:list-item>
      </text:list>
      <text:p text:style-name="P2"><text:span text:style-name="Strong_20_Emphasis">💡 Критерий успеха фазы 1:</text:span> Админка Django открывается, и вы видите стандартную страницу.</text:p>
      <text:p text:style-name="Horizontal_20_Line"/>
      <text:h text:style-name="Heading_20_3" text:outline-level="3"><text:span text:style-name="Strong_20_Emphasis">Фаза 2: Вихрь функций (1:00 - 2:00)</text:span></text:h>
      <text:p text:style-name="Text_20_body"><text:span text:style-name="Strong_20_Emphasis">Цель:</text:span> Реализовать core-логику: создание и отображение задач.</text:p>
      <text:list text:style-name="L2">
        <text:list-item>
          <text:p text:style-name="P3"><text:span text:style-name="Strong_20_Emphasis">Шаг 1 (30 мин):</text:span> Создаем самые простые представления (Views).</text:p>
          <text:list>
            <text:list-item>
              <text:p text:style-name="P3">В <text:span text:style-name="Source_20_Text">todo/views.py</text:span> создать два view:</text:p>
              <text:list>
                <text:list-item>
                  <text:p text:style-name="P3"><text:span text:style-name="Source_20_Text">task_list</text:span>: просто выводит <text:span text:style-name="Source_20_Text">Task.objects.all()</text:span>.</text:p>
                </text:list-item>
                <text:list-item>
                  <text:p text:style-name="P3"><text:span text:style-name="Source_20_Text">add_task</text:span>: обрабатывает простую POST-форму для добавления новой задачи.</text:p>
                </text:list-item>
              </text:list>
            </text:list-item>
          </text:list>
        </text:list-item>
        <text:list-item>
          <text:p text:style-name="P3"><text:span text:style-name="Strong_20_Emphasis">Шаг 2 (30 мин):</text:span> Прописываем базовые URL-маршруты.</text:p>
          <text:list>
            <text:list-item>
              <text:p text:style-name="P3"><text:soft-page-break/>В <text:span text:style-name="Source_20_Text">urls.py</text:span> проекта подключить URL-ы приложения <text:span text:style-name="Source_20_Text">todo</text:span>.</text:p>
            </text:list-item>
            <text:list-item>
              <text:p text:style-name="P3">В <text:span text:style-name="Source_20_Text">todo/urls.py</text:span> прописать два пути: <text:span text:style-name="Source_20_Text">''</text:span> (список задач) и <text:span text:style-name="Source_20_Text">'add/'</text:span> (добавление задачи).</text:p>
            </text:list-item>
          </text:list>
        </text:list-item>
        <text:list-item>
          <text:p text:style-name="P3"><text:span text:style-name="Strong_20_Emphasis">Результат фазы:</text:span> По адресу <text:span text:style-name="Source_20_Text">http://127.0.0.1:8000/</text:span> должна открываться пустая страница (задач ещё нет), а в админке можно создать задачу и она должна там отобразиться.</text:p>
        </text:list-item>
      </text:list>
      <text:p text:style-name="P2"><text:span text:style-name="Strong_20_Emphasis">💡 Критерий успеха фазы 2:</text:span> Страница со списком задач не выдаёт ошибку 404 или 500.</text:p>
      <text:p text:style-name="Horizontal_20_Line"/>
      <text:h text:style-name="Heading_20_3" text:outline-level="3"><text:span text:style-name="Strong_20_Emphasis">Фаза 3: Глаз бури (Интерфейс) (2:00 - 3:00)</text:span></text:h>
      <text:p text:style-name="Text_20_body"><text:span text:style-name="Strong_20_Emphasis">Цель:</text:span> Создать минималистичные HTML-шаблоны, чтобы было с чем взаимодействовать.</text:p>
      <text:list text:style-name="L3">
        <text:list-item>
          <text:p text:style-name="P4"><text:span text:style-name="Strong_20_Emphasis">Шаг 1 (45 мин):</text:span> Создание базовых шаблонов.</text:p>
          <text:list>
            <text:list-item>
              <text:p text:style-name="P4">Создать папку <text:span text:style-name="Source_20_Text">templates/todo/</text:span>.</text:p>
            </text:list-item>
            <text:list-item>
              <text:p text:style-name="P4">Создать <text:span text:style-name="Source_20_Text">base.html</text:span> с основной разметкой HTML5. Подключить Bootstrap CSS по CDN (это займёт 1 строку кода и даст хороший вид).</text:p>
            </text:list-item>
            <text:list-item>
              <text:p text:style-name="P4">Создать <text:span text:style-name="Source_20_Text">task_list.html</text:span>, который наследует от <text:span text:style-name="Source_20_Text">base.html</text:span> и в цикле выводит список задач (пока без возможности отметить как выполненную или удалить).</text:p>
            </text:list-item>
            <text:list-item>
              <text:p text:style-name="P4">Добавить на страницу простейшую форму (<text:span text:style-name="Source_20_Text">&lt;form method="POST"&gt;</text:span>) для добавления новой задачи.</text:p>
            </text:list-item>
          </text:list>
        </text:list-item>
        <text:list-item>
          <text:p text:style-name="P4"><text:span text:style-name="Strong_20_Emphasis">Шаг 2 (15 мин):</text:span> Интеграция views с шаблонами.</text:p>
          <text:list>
            <text:list-item>
              <text:p text:style-name="P4">Вернуть рендеринг шаблонов из ваших view-функций.</text:p>
            </text:list-item>
          </text:list>
        </text:list-item>
        <text:list-item>
          <text:p text:style-name="P4"><text:span text:style-name="Strong_20_Emphasis">Результат фазы:</text:span> Вы можете через простую форму на странице добавить новую задачу, и она моментально появляется в списке ниже. <text:span text:style-name="Strong_20_Emphasis">Это момент истины!</text:span></text:p>
        </text:list-item>
      </text:list>
      <text:p text:style-name="P2"><text:span text:style-name="Strong_20_Emphasis">💡 Критерий успеха фазы 3:</text:span> Функционал "Добавить задачу" работает через браузер без использования админки.</text:p>
      <text:p text:style-name="Horizontal_20_Line"/>
      <text:h text:style-name="Heading_20_3" text:outline-level="3"><text:span text:style-name="Strong_20_Emphasis">Фаза 4: Приземление данных (3:00 - 4:00)</text:span></text:h>
      <text:p text:style-name="Text_20_body"><text:span text:style-name="Strong_20_Emphasis">Цель:</text:span> Привязать задачи к конкретному пользователю и добавить выход из системы.</text:p>
      <text:list text:style-name="L4">
        <text:list-item>
          <text:p text:style-name="P5"><text:span text:style-name="Strong_20_Emphasis">Шаг 1 (30 мин):</text:span> Включить систему аутентификации Django.</text:p>
          <text:list>
            <text:list-item>
              <text:p text:style-name="P5">В <text:span text:style-name="Source_20_Text">settings.py</text:span> добавить <text:span text:style-name="Source_20_Text">LOGIN_REDIRECT_URL = '/'</text:span> и <text:span text:style-name="Source_20_Text">LOGOUT_REDIRECT_URL = '/'</text:span>.</text:p>
            </text:list-item>
            <text:list-item>
              <text:p text:style-name="P5">В главный <text:span text:style-name="Source_20_Text">urls.py</text:span> добавить <text:span text:style-name="Source_20_Text">path('accounts/', include('django.contrib.auth.urls'))</text:span>.</text:p>
            </text:list-item>
          </text:list>
        </text:list-item>
        <text:list-item>
          <text:p text:style-name="P5"><text:span text:style-name="Strong_20_Emphasis">Шаг 2 (30 мин):</text:span> Фильтрация задач по пользователю.</text:p>
          <text:list>
            <text:list-item>
              <text:p text:style-name="P5"><text:soft-page-break/>Модифицировать view <text:span text:style-name="Source_20_Text">task_list</text:span>: вместо <text:span text:style-name="Source_20_Text">Task.objects.all()</text:span> использовать <text:span text:style-name="Source_20_Text">Task.objects.filter(user=request.user)</text:span>.</text:p>
            </text:list-item>
            <text:list-item>
              <text:p text:style-name="P5">В view <text:span text:style-name="Source_20_Text">add_task</text:span> при сохранении новой задачи привязывать её к текущему пользователю: <text:span text:style-name="Source_20_Text">new_task.user = request.user</text:span>.</text:p>
            </text:list-item>
          </text:list>
        </text:list-item>
        <text:list-item>
          <text:p text:style-name="P5"><text:span text:style-name="Strong_20_Emphasis">Результат фазы:</text:span> Вы регистрируете двух пользователей через админку, заходите под каждым и видите, что их списки задач изолированы друг от друга.</text:p>
        </text:list-item>
      </text:list>
      <text:p text:style-name="P2"><text:span text:style-name="Strong_20_Emphasis">💡 Критерий успеха фазы 4:</text:span> Задачи, созданные одним пользователем, не видны другому.</text:p>
      <text:p text:style-name="Horizontal_20_Line"/>
      <text:h text:style-name="Heading_20_3" text:outline-level="3"><text:span text:style-name="Strong_20_Emphasis">Фаза 5: Развёртывание и документирование (4:00 - 5:00)</text:span></text:h>
      <text:p text:style-name="Text_20_body"><text:span text:style-name="Strong_20_Emphasis">Цель:</text:span> Закоммитить всё в GitHub и написать README.</text:p>
      <text:list text:style-name="L5">
        <text:list-item>
          <text:p text:style-name="P6"><text:span text:style-name="Strong_20_Emphasis">Шаг 1 (15 мин):</text:span> Создать <text:span text:style-name="Source_20_Text">.gitignore</text:span> для Python/Django и инициализировать Git-репозиторий.</text:p>
        </text:list-item>
        <text:list-item>
          <text:p text:style-name="P6"><text:span text:style-name="Strong_20_Emphasis">Шаг 2 (15 мин):</text:span> Создать файл <text:span text:style-name="Source_20_Text">requirements.txt</text:span> (<text:span text:style-name="Source_20_Text">pip freeze &gt; requirements.txt</text:span>).</text:p>
        </text:list-item>
        <text:list-item>
          <text:p text:style-name="P6"><text:span text:style-name="Strong_20_Emphasis">Шаг 3 (20 мин):</text:span> Комиты и пуш в GitHub.</text:p>
          <text:list>
            <text:list-item>
              <text:p text:style-name="P6"><text:span text:style-name="Source_20_Text">git add .</text:span></text:p>
            </text:list-item>
            <text:list-item>
              <text:p text:style-name="P6"><text:span text:style-name="Source_20_Text">git commit -m "Минимально рабочая версия Tornado Todd"</text:span></text:p>
            </text:list-item>
            <text:list-item>
              <text:p text:style-name="P6">Создать репозиторий на GitHub и запушить код.</text:p>
            </text:list-item>
          </text:list>
        </text:list-item>
        <text:list-item>
          <text:p text:style-name="P6"><text:span text:style-name="Strong_20_Emphasis">Шаг 4 (10 мин):</text:span> Скопировать и слегка адаптировать текст для <text:span text:style-name="Source_20_Text">README.md</text:span> (который мы придумали ранее), чтобы он соответствовал тому, что вы сделали на самом деле.</text:p>
        </text:list-item>
      </text:list>
      <text:p text:style-name="P2"><text:span text:style-name="Strong_20_Emphasis">💡 Критерий успеха фазы 5:</text:span> Код находится в публичном репозитории на GitHub с вменяемым README.</text:p>
      <text:p text:style-name="Horizontal_20_Line"/>
      <text:p text:style-name="Text_20_body"><text:span text:style-name="Strong_20_Emphasis">Итог:</text:span> Через 5 часов у вас будет работающий прототип, полностью готовый к этапу тестирования из вашего задания. Вы сможете тестировать:</text:p>
      <text:list text:style-name="L6">
        <text:list-item>
          <text:p text:style-name="P7">Функциональность (добавление задачи).</text:p>
        </text:list-item>
        <text:list-item>
          <text:p text:style-name="P7">Надёжность (что будет, если отправить пустую форму?).</text:p>
        </text:list-item>
        <text:list-item>
          <text:p text:style-name="P7">Безопасность (попытка доступа к данным другого пользователя через URL).</text:p>
        </text:list-item>
        <text:list-item>
          <text:p text:style-name="P7">Удобство использования.</text:p>
        </text:list-item>
      </text:list>
      <text:p text:style-name="Text_20_body">Удачи! Этот план амбициозный, но выполнимый. 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6:30:41.643755469</meta:creation-date>
    <dc:date>2025-09-09T16:30:56.709160476</dc:date>
    <meta:editing-duration>PT16S</meta:editing-duration>
    <meta:editing-cycles>1</meta:editing-cycles>
    <meta:document-statistic meta:table-count="0" meta:image-count="0" meta:object-count="0" meta:page-count="3" meta:paragraph-count="66" meta:word-count="677" meta:character-count="4581" meta:non-whitespace-character-count="4016"/>
    <meta:generator>LibreOffice/24.2.7.2$Linux_X86_64 LibreOffice_project/420$Build-2</meta:generator>
  </office:meta>
</office:document-meta>
</file>